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5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53.52mm" svg:y="1.66mm">
            <draw:object draw:notify-on-update-of-ranges="Sheet1.D3:Sheet1.G3 Sheet1.D4:Sheet1.G4 Sheet1.C5:Sheet1.C5 Sheet1.D5:Sheet1.G5 Sheet1.D3:Sheet1.G3 Sheet1.D3:Sheet1.G3 Sheet1.C6:Sheet1.C6 Sheet1.D6:Sheet1.G6 Sheet1.D3:Sheet1.G3 Sheet1.C7:Sheet1.C7 Sheet1.D7:Sheet1.G7 Sheet1.D3:Sheet1.G3 Sheet1.C8:Sheet1.C8 Sheet1.D8:Sheet1.G8 Sheet1.D3:Sheet1.G3 Sheet1.C9:Sheet1.C9 Sheet1.D9:Sheet1.G9 Sheet1.D3:Sheet1.G3 Sheet1.C10:Sheet1.C10 Sheet1.D10:Sheet1.G10 Sheet1.D3:Sheet1.G3 Sheet1.C11:Sheet1.C11 Sheet1.D11:Sheet1.G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49.73mm" svg:y="96.76mm">
            <draw:object draw:notify-on-update-of-ranges="Sheet1.D17:Sheet1.H17 Sheet1.C18:Sheet1.C18 Sheet1.D18:Sheet1.H18 Sheet1.C19:Sheet1.C19 Sheet1.D19:Sheet1.H19 Sheet1.D17:Sheet1.H17 Sheet1.C20:Sheet1.C20 Sheet1.D20:Sheet1.H20 Sheet1.D17:Sheet1.H17 Sheet1.C21:Sheet1.C21 Sheet1.D21:Sheet1.H21 Sheet1.D17:Sheet1.H17 Sheet1.C22:Sheet1.C22 Sheet1.D22:Sheet1.H22 Sheet1.D17:Sheet1.H17 Sheet1.C23:Sheet1.C23 Sheet1.D23:Sheet1.H23 Sheet1.D17:Sheet1.H17 Sheet1.C24:Sheet1.C24 Sheet1.D24:Sheet1.H24 Sheet1.D17:Sheet1.H17 Sheet1.C25:Sheet1.C25 Sheet1.D25:Sheet1.H25 Sheet1.D17:Sheet1.H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52.1mm" svg:y="197.07mm">
            <draw:object draw:notify-on-update-of-ranges="Sheet1.C31:Sheet1.C31 Sheet1.D31:Sheet1.H31 Sheet1.D30:Sheet1.H30 Sheet1.C32:Sheet1.C32 Sheet1.D32:Sheet1.H32 Sheet1.D30:Sheet1.H30 Sheet1.C33:Sheet1.C33 Sheet1.D33:Sheet1.H33 Sheet1.D30:Sheet1.H30 Sheet1.C34:Sheet1.C34 Sheet1.D34:Sheet1.H34 Sheet1.D30:Sheet1.H30 Sheet1.C35:Sheet1.C35 Sheet1.D35:Sheet1.H35 Sheet1.D30:Sheet1.H30 Sheet1.C36:Sheet1.C36 Sheet1.D36:Sheet1.H36 Sheet1.D30:Sheet1.H30 Sheet1.C37:Sheet1.C37 Sheet1.D37:Sheet1.H37 Sheet1.D30:Sheet1.H30 Sheet1.C38:Sheet1.C38 Sheet1.D38:Sheet1.H38 Sheet1.D30:Sheet1.H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81.28mm" svg:y="237.93mm">
            <draw:object draw:notify-on-update-of-ranges="Sheet1.C44:Sheet1.C44 Sheet1.D44:Sheet1.H44 Sheet1.C45:Sheet1.C45 Sheet1.D45:Sheet1.H45 Sheet1.C46:Sheet1.C46 Sheet1.D46:Sheet1.H46 Sheet1.C47:Sheet1.C47 Sheet1.D47:Sheet1.H4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2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6" table:number-rows-spanned="1">
            <text:p>sortowanie przez scalanie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sowe</text:p>
          </table:table-cell>
          <table:table-cell office:value-type="float" office:value="0.224222" calcext:value-type="float">
            <text:p>0,224222</text:p>
          </table:table-cell>
          <table:table-cell office:value-type="float" office:value="1.26845" calcext:value-type="float">
            <text:p>1,26845</text:p>
          </table:table-cell>
          <table:table-cell office:value-type="float" office:value="2.70751" calcext:value-type="float">
            <text:p>2,70751</text:p>
          </table:table-cell>
          <table:table-cell office:value-type="float" office:value="15.3089" calcext:value-type="float">
            <text:p>15,308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percentage" office:value="0.25" calcext:value-type="percentage">
            <text:p>25,00%</text:p>
          </table:table-cell>
          <table:table-cell office:value-type="float" office:value="0.205985" calcext:value-type="float">
            <text:p>0,205985</text:p>
          </table:table-cell>
          <table:table-cell office:value-type="float" office:value="1.16839" calcext:value-type="float">
            <text:p>1,16839</text:p>
          </table:table-cell>
          <table:table-cell office:value-type="float" office:value="2.56251" calcext:value-type="float">
            <text:p>2,56251</text:p>
          </table:table-cell>
          <table:table-cell office:value-type="float" office:value="13.8294" calcext:value-type="float">
            <text:p>13,829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percentage" office:value="0.5" calcext:value-type="percentage">
            <text:p>50,00%</text:p>
          </table:table-cell>
          <table:table-cell office:value-type="float" office:value="0.187367" calcext:value-type="float">
            <text:p>0,187367</text:p>
          </table:table-cell>
          <table:table-cell office:value-type="float" office:value="1.04831" calcext:value-type="float">
            <text:p>1,04831</text:p>
          </table:table-cell>
          <table:table-cell office:value-type="float" office:value="2.22206" calcext:value-type="float">
            <text:p>2,22206</text:p>
          </table:table-cell>
          <table:table-cell office:value-type="float" office:value="12.3542" calcext:value-type="float">
            <text:p>12,354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percentage" office:value="0.75" calcext:value-type="percentage">
            <text:p>75,00%</text:p>
          </table:table-cell>
          <table:table-cell office:value-type="float" office:value="0.164501" calcext:value-type="float">
            <text:p>0,164501</text:p>
          </table:table-cell>
          <table:table-cell office:value-type="float" office:value="0.917256" calcext:value-type="float">
            <text:p>0,917256</text:p>
          </table:table-cell>
          <table:table-cell office:value-type="float" office:value="1.95288" calcext:value-type="float">
            <text:p>1,95288</text:p>
          </table:table-cell>
          <table:table-cell office:value-type="float" office:value="10.7868" calcext:value-type="float">
            <text:p>10,786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percentage" office:value="0.95" calcext:value-type="percentage">
            <text:p>95,00%</text:p>
          </table:table-cell>
          <table:table-cell office:value-type="float" office:value="0.146435" calcext:value-type="float">
            <text:p>0,146435</text:p>
          </table:table-cell>
          <table:table-cell office:value-type="float" office:value="0.820067" calcext:value-type="float">
            <text:p>0,820067</text:p>
          </table:table-cell>
          <table:table-cell office:value-type="float" office:value="1.73595" calcext:value-type="float">
            <text:p>1,73595</text:p>
          </table:table-cell>
          <table:table-cell office:value-type="float" office:value="9.55131" calcext:value-type="float">
            <text:p>9,55131</text:p>
          </table:table-cell>
          <table:table-cell table:number-columns-repeated="3"/>
          <table:table-cell table:style-name="ce1"/>
        </table:table-row>
        <table:table-row table:style-name="ro1">
          <table:table-cell table:number-columns-repeated="2"/>
          <table:table-cell table:style-name="ce1" office:value-type="percentage" office:value="0.99" calcext:value-type="percentage">
            <text:p>99,00%</text:p>
          </table:table-cell>
          <table:table-cell office:value-type="float" office:value="0.144868" calcext:value-type="float">
            <text:p>0,144868</text:p>
          </table:table-cell>
          <table:table-cell office:value-type="float" office:value="0.802234" calcext:value-type="float">
            <text:p>0,802234</text:p>
          </table:table-cell>
          <table:table-cell office:value-type="float" office:value="1.73108" calcext:value-type="float">
            <text:p>1,73108</text:p>
          </table:table-cell>
          <table:table-cell office:value-type="float" office:value="9.35332" calcext:value-type="float">
            <text:p>9,35332</text:p>
          </table:table-cell>
          <table:table-cell table:number-columns-repeated="3"/>
          <table:table-cell table:style-name="ce1"/>
        </table:table-row>
        <table:table-row table:style-name="ro1">
          <table:table-cell table:number-columns-repeated="2"/>
          <table:table-cell table:style-name="ce1" office:value-type="percentage" office:value="0.997" calcext:value-type="percentage">
            <text:p>99,70%</text:p>
          </table:table-cell>
          <table:table-cell office:value-type="float" office:value="0.143703" calcext:value-type="float">
            <text:p>0,143703</text:p>
          </table:table-cell>
          <table:table-cell office:value-type="float" office:value="0.797872" calcext:value-type="float">
            <text:p>0,797872</text:p>
          </table:table-cell>
          <table:table-cell office:value-type="float" office:value="1.70817" calcext:value-type="float">
            <text:p>1,70817</text:p>
          </table:table-cell>
          <table:table-cell office:value-type="float" office:value="9.30013" calcext:value-type="float">
            <text:p>9,30013</text:p>
          </table:table-cell>
          <table:table-cell table:number-columns-repeated="3"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malejące</text:p>
          </table:table-cell>
          <table:table-cell office:value-type="float" office:value="0.145637" calcext:value-type="float">
            <text:p>0,145637</text:p>
          </table:table-cell>
          <table:table-cell office:value-type="float" office:value="0.804123" calcext:value-type="float">
            <text:p>0,804123</text:p>
          </table:table-cell>
          <table:table-cell office:value-type="float" office:value="1.69096" calcext:value-type="float">
            <text:p>1,69096</text:p>
          </table:table-cell>
          <table:table-cell office:value-type="float" office:value="9.25559" calcext:value-type="float">
            <text:p>9,25559</text:p>
          </table:table-cell>
          <table:table-cell table:number-columns-repeated="3"/>
          <table:table-cell table:style-name="ce1"/>
        </table:table-row>
        <table:table-row table:style-name="ro1" table:number-rows-repeated="2">
          <table:table-cell table:number-columns-repeated="10"/>
          <table:table-cell table:style-name="ce1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 table:number-columns-spanned="6" table:number-rows-spanned="1">
            <text:p>Sortowanie szybkie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sowe</text:p>
          </table:table-cell>
          <table:table-cell office:value-type="float" office:value="0.141014" calcext:value-type="float">
            <text:p>0,141014</text:p>
          </table:table-cell>
          <table:table-cell office:value-type="float" office:value="0.820785" calcext:value-type="float">
            <text:p>0,820785</text:p>
          </table:table-cell>
          <table:table-cell office:value-type="float" office:value="1.73751" calcext:value-type="float">
            <text:p>1,73751</text:p>
          </table:table-cell>
          <table:table-cell office:value-type="float" office:value="9.87177" calcext:value-type="float">
            <text:p>9,87177</text:p>
          </table:table-cell>
          <table:table-cell office:value-type="float" office:value="22.909" calcext:value-type="float">
            <text:p>22,90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percentage" office:value="0.25" calcext:value-type="percentage">
            <text:p>25,00%</text:p>
          </table:table-cell>
          <table:table-cell office:value-type="float" office:value="0.136289" calcext:value-type="float">
            <text:p>0,136289</text:p>
          </table:table-cell>
          <table:table-cell office:value-type="float" office:value="0.798296" calcext:value-type="float">
            <text:p>0,798296</text:p>
          </table:table-cell>
          <table:table-cell office:value-type="float" office:value="1.68649" calcext:value-type="float">
            <text:p>1,68649</text:p>
          </table:table-cell>
          <table:table-cell office:value-type="float" office:value="9.55614" calcext:value-type="float">
            <text:p>9,55614</text:p>
          </table:table-cell>
          <table:table-cell office:value-type="float" office:value="22.124" calcext:value-type="float">
            <text:p>22,1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percentage" office:value="0.5" calcext:value-type="percentage">
            <text:p>50,00%</text:p>
          </table:table-cell>
          <table:table-cell office:value-type="float" office:value="0.127149" calcext:value-type="float">
            <text:p>0,127149</text:p>
          </table:table-cell>
          <table:table-cell office:value-type="float" office:value="0.737968" calcext:value-type="float">
            <text:p>0,737968</text:p>
          </table:table-cell>
          <table:table-cell office:value-type="float" office:value="1.56428" calcext:value-type="float">
            <text:p>1,56428</text:p>
          </table:table-cell>
          <table:table-cell office:value-type="float" office:value="8.83199" calcext:value-type="float">
            <text:p>8,83199</text:p>
          </table:table-cell>
          <table:table-cell office:value-type="float" office:value="19.4206" calcext:value-type="float">
            <text:p>19,42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percentage" office:value="0.75" calcext:value-type="percentage">
            <text:p>75,00%</text:p>
          </table:table-cell>
          <table:table-cell office:value-type="float" office:value="0.114655" calcext:value-type="float">
            <text:p>0,114655</text:p>
          </table:table-cell>
          <table:table-cell office:value-type="float" office:value="0.652185" calcext:value-type="float">
            <text:p>0,652185</text:p>
          </table:table-cell>
          <table:table-cell office:value-type="float" office:value="1.36885" calcext:value-type="float">
            <text:p>1,36885</text:p>
          </table:table-cell>
          <table:table-cell office:value-type="float" office:value="7.74386" calcext:value-type="float">
            <text:p>7,74386</text:p>
          </table:table-cell>
          <table:table-cell office:value-type="float" office:value="17.0114" calcext:value-type="float">
            <text:p>17,01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percentage" office:value="0.95" calcext:value-type="percentage">
            <text:p>95,00%</text:p>
          </table:table-cell>
          <table:table-cell office:value-type="float" office:value="0.09407" calcext:value-type="float">
            <text:p>0,09407</text:p>
          </table:table-cell>
          <table:table-cell office:value-type="float" office:value="0.541041" calcext:value-type="float">
            <text:p>0,541041</text:p>
          </table:table-cell>
          <table:table-cell office:value-type="float" office:value="1.14969" calcext:value-type="float">
            <text:p>1,14969</text:p>
          </table:table-cell>
          <table:table-cell office:value-type="float" office:value="6.43239" calcext:value-type="float">
            <text:p>6,43239</text:p>
          </table:table-cell>
          <table:table-cell office:value-type="float" office:value="15.0742" calcext:value-type="float">
            <text:p>15,074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percentage" office:value="0.99" calcext:value-type="percentage">
            <text:p>99,00%</text:p>
          </table:table-cell>
          <table:table-cell office:value-type="float" office:value="0.091396" calcext:value-type="float">
            <text:p>0,091396</text:p>
          </table:table-cell>
          <table:table-cell office:value-type="float" office:value="0.521881" calcext:value-type="float">
            <text:p>0,521881</text:p>
          </table:table-cell>
          <table:table-cell office:value-type="float" office:value="1.08164" calcext:value-type="float">
            <text:p>1,08164</text:p>
          </table:table-cell>
          <table:table-cell office:value-type="float" office:value="7.03162" calcext:value-type="float">
            <text:p>7,03162</text:p>
          </table:table-cell>
          <table:table-cell office:value-type="float" office:value="14.0616" calcext:value-type="float">
            <text:p>14,06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percentage" office:value="0.997" calcext:value-type="percentage">
            <text:p>99,70%</text:p>
          </table:table-cell>
          <table:table-cell office:value-type="float" office:value="0.09232" calcext:value-type="float">
            <text:p>0,09232</text:p>
          </table:table-cell>
          <table:table-cell office:value-type="float" office:value="0.521637" calcext:value-type="float">
            <text:p>0,521637</text:p>
          </table:table-cell>
          <table:table-cell office:value-type="float" office:value="1.08069" calcext:value-type="float">
            <text:p>1,08069</text:p>
          </table:table-cell>
          <table:table-cell office:value-type="float" office:value="7.37866" calcext:value-type="float">
            <text:p>7,37866</text:p>
          </table:table-cell>
          <table:table-cell office:value-type="float" office:value="14.4531" calcext:value-type="float">
            <text:p>14,45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lejące</text:p>
          </table:table-cell>
          <table:table-cell office:value-type="float" office:value="0.094945" calcext:value-type="float">
            <text:p>0,094945</text:p>
          </table:table-cell>
          <table:table-cell office:value-type="float" office:value="0.528774" calcext:value-type="float">
            <text:p>0,528774</text:p>
          </table:table-cell>
          <table:table-cell office:value-type="float" office:value="1.12296" calcext:value-type="float">
            <text:p>1,12296</text:p>
          </table:table-cell>
          <table:table-cell office:value-type="float" office:value="7.45398" calcext:value-type="float">
            <text:p>7,45398</text:p>
          </table:table-cell>
          <table:table-cell office:value-type="float" office:value="14.7445" calcext:value-type="float">
            <text:p>14,7445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 table:number-columns-spanned="6" table:number-rows-spanned="1">
            <text:p>Sortowanie introspektywne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sowe</text:p>
          </table:table-cell>
          <table:table-cell office:value-type="float" office:value="0.253686" calcext:value-type="float">
            <text:p>0,253686</text:p>
          </table:table-cell>
          <table:table-cell office:value-type="float" office:value="1.49376" calcext:value-type="float">
            <text:p>1,49376</text:p>
          </table:table-cell>
          <table:table-cell office:value-type="float" office:value="3.29174" calcext:value-type="float">
            <text:p>3,29174</text:p>
          </table:table-cell>
          <table:table-cell office:value-type="float" office:value="22.8722" calcext:value-type="float">
            <text:p>22,8722</text:p>
          </table:table-cell>
          <table:table-cell office:value-type="float" office:value="55.2764" calcext:value-type="float">
            <text:p>55,276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percentage" office:value="0.25" calcext:value-type="percentage">
            <text:p>25,00%</text:p>
          </table:table-cell>
          <table:table-cell office:value-type="float" office:value="0.24621" calcext:value-type="float">
            <text:p>0,24621</text:p>
          </table:table-cell>
          <table:table-cell office:value-type="float" office:value="1.44553" calcext:value-type="float">
            <text:p>1,44553</text:p>
          </table:table-cell>
          <table:table-cell office:value-type="float" office:value="3.41402" calcext:value-type="float">
            <text:p>3,41402</text:p>
          </table:table-cell>
          <table:table-cell office:value-type="float" office:value="21.024" calcext:value-type="float">
            <text:p>21,024</text:p>
          </table:table-cell>
          <table:table-cell office:value-type="float" office:value="50.4354" calcext:value-type="float">
            <text:p>50,435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percentage" office:value="0.5" calcext:value-type="percentage">
            <text:p>50,00%</text:p>
          </table:table-cell>
          <table:table-cell office:value-type="float" office:value="0.234657" calcext:value-type="float">
            <text:p>0,234657</text:p>
          </table:table-cell>
          <table:table-cell office:value-type="float" office:value="1.37369" calcext:value-type="float">
            <text:p>1,37369</text:p>
          </table:table-cell>
          <table:table-cell office:value-type="float" office:value="3.41538" calcext:value-type="float">
            <text:p>3,41538</text:p>
          </table:table-cell>
          <table:table-cell office:value-type="float" office:value="19.4969" calcext:value-type="float">
            <text:p>19,4969</text:p>
          </table:table-cell>
          <table:table-cell office:value-type="float" office:value="46.469" calcext:value-type="float">
            <text:p>46,46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percentage" office:value="0.75" calcext:value-type="percentage">
            <text:p>75,00%</text:p>
          </table:table-cell>
          <table:table-cell office:value-type="float" office:value="0.223627" calcext:value-type="float">
            <text:p>0,223627</text:p>
          </table:table-cell>
          <table:table-cell office:value-type="float" office:value="1.2883" calcext:value-type="float">
            <text:p>1,2883</text:p>
          </table:table-cell>
          <table:table-cell office:value-type="float" office:value="4.14216" calcext:value-type="float">
            <text:p>4,14216</text:p>
          </table:table-cell>
          <table:table-cell office:value-type="float" office:value="18.6196" calcext:value-type="float">
            <text:p>18,6196</text:p>
          </table:table-cell>
          <table:table-cell office:value-type="float" office:value="43.2184" calcext:value-type="float">
            <text:p>43,218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percentage" office:value="0.95" calcext:value-type="percentage">
            <text:p>95,00%</text:p>
          </table:table-cell>
          <table:table-cell office:value-type="float" office:value="0.212942" calcext:value-type="float">
            <text:p>0,212942</text:p>
          </table:table-cell>
          <table:table-cell office:value-type="float" office:value="1.21507" calcext:value-type="float">
            <text:p>1,21507</text:p>
          </table:table-cell>
          <table:table-cell office:value-type="float" office:value="3.23068" calcext:value-type="float">
            <text:p>3,23068</text:p>
          </table:table-cell>
          <table:table-cell office:value-type="float" office:value="16.123" calcext:value-type="float">
            <text:p>16,123</text:p>
          </table:table-cell>
          <table:table-cell office:value-type="float" office:value="36.9666" calcext:value-type="float">
            <text:p>36,966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percentage" office:value="0.99" calcext:value-type="percentage">
            <text:p>99,00%</text:p>
          </table:table-cell>
          <table:table-cell office:value-type="float" office:value="0.209847" calcext:value-type="float">
            <text:p>0,209847</text:p>
          </table:table-cell>
          <table:table-cell office:value-type="float" office:value="1.19428" calcext:value-type="float">
            <text:p>1,19428</text:p>
          </table:table-cell>
          <table:table-cell office:value-type="float" office:value="2.90523" calcext:value-type="float">
            <text:p>2,90523</text:p>
          </table:table-cell>
          <table:table-cell office:value-type="float" office:value="15.6626" calcext:value-type="float">
            <text:p>15,6626</text:p>
          </table:table-cell>
          <table:table-cell office:value-type="float" office:value="35.2883" calcext:value-type="float">
            <text:p>35,288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percentage" office:value="0.997" calcext:value-type="percentage">
            <text:p>99,70%</text:p>
          </table:table-cell>
          <table:table-cell office:value-type="float" office:value="0.211313" calcext:value-type="float">
            <text:p>0,211313</text:p>
          </table:table-cell>
          <table:table-cell office:value-type="float" office:value="1.1879" calcext:value-type="float">
            <text:p>1,1879</text:p>
          </table:table-cell>
          <table:table-cell office:value-type="float" office:value="2.78115" calcext:value-type="float">
            <text:p>2,78115</text:p>
          </table:table-cell>
          <table:table-cell office:value-type="float" office:value="16.6974" calcext:value-type="float">
            <text:p>16,6974</text:p>
          </table:table-cell>
          <table:table-cell office:value-type="float" office:value="34.7996" calcext:value-type="float">
            <text:p>34,79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lejące</text:p>
          </table:table-cell>
          <table:table-cell office:value-type="float" office:value="0.205193" calcext:value-type="float">
            <text:p>0,205193</text:p>
          </table:table-cell>
          <table:table-cell office:value-type="float" office:value="1.16228" calcext:value-type="float">
            <text:p>1,16228</text:p>
          </table:table-cell>
          <table:table-cell office:value-type="float" office:value="2.67128" calcext:value-type="float">
            <text:p>2,67128</text:p>
          </table:table-cell>
          <table:table-cell office:value-type="float" office:value="15.9076" calcext:value-type="float">
            <text:p>15,9076</text:p>
          </table:table-cell>
          <table:table-cell office:value-type="float" office:value="34.0123" calcext:value-type="float">
            <text:p>34,0123</text:p>
          </table:table-cell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rge Sort</text:p>
          </table:table-cell>
          <table:table-cell office:value-type="float" office:value="0.224222" calcext:value-type="float">
            <text:p>0,224222</text:p>
          </table:table-cell>
          <table:table-cell office:value-type="float" office:value="1.26845" calcext:value-type="float">
            <text:p>1,26845</text:p>
          </table:table-cell>
          <table:table-cell office:value-type="float" office:value="2.70751" calcext:value-type="float">
            <text:p>2,70751</text:p>
          </table:table-cell>
          <table:table-cell office:value-type="float" office:value="15.3089" calcext:value-type="float">
            <text:p>15,30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Quick Sort</text:p>
          </table:table-cell>
          <table:table-cell office:value-type="float" office:value="0.141014" calcext:value-type="float">
            <text:p>0,141014</text:p>
          </table:table-cell>
          <table:table-cell office:value-type="float" office:value="0.820785" calcext:value-type="float">
            <text:p>0,820785</text:p>
          </table:table-cell>
          <table:table-cell office:value-type="float" office:value="1.73751" calcext:value-type="float">
            <text:p>1,73751</text:p>
          </table:table-cell>
          <table:table-cell office:value-type="float" office:value="9.87177" calcext:value-type="float">
            <text:p>9,87177</text:p>
          </table:table-cell>
          <table:table-cell office:value-type="float" office:value="22.909" calcext:value-type="float">
            <text:p>22,9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tro Sort</text:p>
          </table:table-cell>
          <table:table-cell office:value-type="float" office:value="0.253686" calcext:value-type="float">
            <text:p>0,253686</text:p>
          </table:table-cell>
          <table:table-cell office:value-type="float" office:value="1.49376" calcext:value-type="float">
            <text:p>1,49376</text:p>
          </table:table-cell>
          <table:table-cell office:value-type="float" office:value="3.29174" calcext:value-type="float">
            <text:p>3,29174</text:p>
          </table:table-cell>
          <table:table-cell office:value-type="float" office:value="22.8722" calcext:value-type="float">
            <text:p>22,8722</text:p>
          </table:table-cell>
          <table:table-cell office:value-type="float" office:value="55.2764" calcext:value-type="float">
            <text:p>55,2764</text:p>
          </table:table-cell>
          <table:table-cell table:number-columns-repeated="3"/>
        </table:table-row>
        <table:table-row table:style-name="ro1" table:number-rows-repeated="7"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B55]*1000*LOG10([.B55]*1000)/100000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table:formula="of:=[.B55]+100" office:value-type="float" office:value="200" calcext:value-type="float">
            <text:p>200</text:p>
          </table:table-cell>
          <table:table-cell table:formula="of:=[.B56]*1000*LOG10([.B56]*1000)/100000" office:value-type="float" office:value="10.602059991328" calcext:value-type="float">
            <text:p>10,602059991328</text:p>
          </table:table-cell>
          <table:table-cell table:number-columns-repeated="8"/>
        </table:table-row>
        <table:table-row table:style-name="ro1">
          <table:table-cell/>
          <table:table-cell table:formula="of:=[.B56]+100" office:value-type="float" office:value="300" calcext:value-type="float">
            <text:p>300</text:p>
          </table:table-cell>
          <table:table-cell table:formula="of:=[.B57]*1000*LOG10([.B57]*1000)/100000" office:value-type="float" office:value="16.431363764159" calcext:value-type="float">
            <text:p>16,431363764159</text:p>
          </table:table-cell>
          <table:table-cell table:number-columns-repeated="8"/>
        </table:table-row>
        <table:table-row table:style-name="ro1">
          <table:table-cell/>
          <table:table-cell table:formula="of:=[.B57]+100" office:value-type="float" office:value="400" calcext:value-type="float">
            <text:p>400</text:p>
          </table:table-cell>
          <table:table-cell table:formula="of:=[.B58]*1000*LOG10([.B58]*1000)/100000" office:value-type="float" office:value="22.4082399653119" calcext:value-type="float">
            <text:p>22,4082399653119</text:p>
          </table:table-cell>
          <table:table-cell table:number-columns-repeated="8"/>
        </table:table-row>
        <table:table-row table:style-name="ro1">
          <table:table-cell/>
          <table:table-cell table:formula="of:=[.B58]+100" office:value-type="float" office:value="500" calcext:value-type="float">
            <text:p>500</text:p>
          </table:table-cell>
          <table:table-cell table:formula="of:=[.B59]*1000*LOG10([.B59]*1000)/100000" office:value-type="float" office:value="28.4948500216801" calcext:value-type="float">
            <text:p>28,4948500216801</text:p>
          </table:table-cell>
          <table:table-cell table:number-columns-repeated="8"/>
        </table:table-row>
        <table:table-row table:style-name="ro1">
          <table:table-cell/>
          <table:table-cell table:formula="of:=[.B59]+100" office:value-type="float" office:value="600" calcext:value-type="float">
            <text:p>600</text:p>
          </table:table-cell>
          <table:table-cell table:formula="of:=[.B60]*1000*LOG10([.B60]*1000)/100000" office:value-type="float" office:value="34.6689075023019" calcext:value-type="float">
            <text:p>34,6689075023019</text:p>
          </table:table-cell>
          <table:table-cell table:number-columns-repeated="8"/>
        </table:table-row>
        <table:table-row table:style-name="ro1">
          <table:table-cell/>
          <table:table-cell table:formula="of:=[.B60]+100" office:value-type="float" office:value="700" calcext:value-type="float">
            <text:p>700</text:p>
          </table:table-cell>
          <table:table-cell table:formula="of:=[.B61]*1000*LOG10([.B61]*1000)/100000" office:value-type="float" office:value="40.9156862800998" calcext:value-type="float">
            <text:p>40,9156862800998</text:p>
          </table:table-cell>
          <table:table-cell table:number-columns-repeated="8"/>
        </table:table-row>
        <table:table-row table:style-name="ro1">
          <table:table-cell/>
          <table:table-cell table:formula="of:=[.B61]+100" office:value-type="float" office:value="800" calcext:value-type="float">
            <text:p>800</text:p>
          </table:table-cell>
          <table:table-cell table:formula="of:=[.B62]*1000*LOG10([.B62]*1000)/100000" office:value-type="float" office:value="47.2247198959356" calcext:value-type="float">
            <text:p>47,2247198959356</text:p>
          </table:table-cell>
          <table:table-cell table:number-columns-repeated="8"/>
        </table:table-row>
        <table:table-row table:style-name="ro1">
          <table:table-cell/>
          <table:table-cell table:formula="of:=[.B62]+100" office:value-type="float" office:value="900" calcext:value-type="float">
            <text:p>900</text:p>
          </table:table-cell>
          <table:table-cell table:formula="of:=[.B63]*1000*LOG10([.B63]*1000)/100000" office:value-type="float" office:value="53.5881825849539" calcext:value-type="float">
            <text:p>53,5881825849539</text:p>
          </table:table-cell>
          <table:table-cell table:number-columns-repeated="8"/>
        </table:table-row>
        <table:table-row table:style-name="ro1">
          <table:table-cell/>
          <table:table-cell table:formula="of:=[.B63]+100" office:value-type="float" office:value="1000" calcext:value-type="float">
            <text:p>1000</text:p>
          </table:table-cell>
          <table:table-cell table:formula="of:=[.B64]*1000*LOG10([.B64]*1000)/100000" office:value-type="float" office:value="60" calcext:value-type="float">
            <text:p>60</text:p>
          </table:table-cell>
          <table:table-cell table:number-columns-repeated="8"/>
        </table:table-row>
      </table:table>
      <table:table table:name="Sheet2" table:style-name="ta1">
        <table:shapes>
          <draw:frame draw:z-index="0" draw:style-name="gr1" draw:text-style-name="P1" svg:width="159.99mm" svg:height="89.99mm" svg:x="211.77mm" svg:y="61.33mm">
            <draw:object draw:notify-on-update-of-ranges="Sheet1.D17:Sheet1.H17 Sheet1.C18:Sheet1.C18 Sheet1.D18:Sheet1.H18 Sheet1.D17:Sheet1.H17 Sheet1.C19:Sheet1.C19 Sheet1.D19:Sheet1.H19 Sheet1.D17:Sheet1.H17 Sheet1.C20:Sheet1.C20 Sheet1.D20:Sheet1.H20 Sheet1.D17:Sheet1.H17 Sheet1.C21:Sheet1.C21 Sheet1.D21:Sheet1.H21 Sheet1.D17:Sheet1.H17 Sheet1.C22:Sheet1.C22 Sheet1.D22:Sheet1.H22 Sheet1.D17:Sheet1.H17 Sheet1.C23:Sheet1.C23 Sheet1.D23:Sheet1.H23 Sheet1.D17:Sheet1.H17 Sheet1.C24:Sheet1.C24 Sheet1.D24:Sheet1.H24 Sheet1.D17:Sheet1.H17 Sheet1.C25:Sheet1.C25 Sheet1.D25:Sheet1.H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1" table:number-columns-repeated="6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 table:number-columns-spanned="6" table:number-rows-spanned="1">
            <text:p>Sortowanie introspektywne</text:p>
          </table:table-cell>
          <table:covered-table-cell table:number-columns-repeated="5"/>
          <table:table-cell/>
        </table:table-row>
        <table:table-row table:style-name="ro1"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sowe</text:p>
          </table:table-cell>
          <table:table-cell office:value-type="float" office:value="0.253686" calcext:value-type="float">
            <text:p>0,253686</text:p>
          </table:table-cell>
          <table:table-cell office:value-type="float" office:value="1.49376" calcext:value-type="float">
            <text:p>1,49376</text:p>
          </table:table-cell>
          <table:table-cell office:value-type="float" office:value="3.29174" calcext:value-type="float">
            <text:p>3,29174</text:p>
          </table:table-cell>
          <table:table-cell office:value-type="float" office:value="22.8722" calcext:value-type="float">
            <text:p>22,8722</text:p>
          </table:table-cell>
          <table:table-cell office:value-type="float" office:value="55.2764" calcext:value-type="float">
            <text:p>55,2764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percentage" office:value="0.25" calcext:value-type="percentage">
            <text:p>25,00%</text:p>
          </table:table-cell>
          <table:table-cell office:value-type="float" office:value="0.24621" calcext:value-type="float">
            <text:p>0,24621</text:p>
          </table:table-cell>
          <table:table-cell office:value-type="float" office:value="1.44553" calcext:value-type="float">
            <text:p>1,44553</text:p>
          </table:table-cell>
          <table:table-cell office:value-type="float" office:value="3.41402" calcext:value-type="float">
            <text:p>3,41402</text:p>
          </table:table-cell>
          <table:table-cell office:value-type="float" office:value="21.024" calcext:value-type="float">
            <text:p>21,024</text:p>
          </table:table-cell>
          <table:table-cell office:value-type="float" office:value="50.4354" calcext:value-type="float">
            <text:p>50,4354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percentage" office:value="0.5" calcext:value-type="percentage">
            <text:p>50,00%</text:p>
          </table:table-cell>
          <table:table-cell office:value-type="float" office:value="0.234657" calcext:value-type="float">
            <text:p>0,234657</text:p>
          </table:table-cell>
          <table:table-cell office:value-type="float" office:value="1.37369" calcext:value-type="float">
            <text:p>1,37369</text:p>
          </table:table-cell>
          <table:table-cell office:value-type="float" office:value="3.41538" calcext:value-type="float">
            <text:p>3,41538</text:p>
          </table:table-cell>
          <table:table-cell office:value-type="float" office:value="19.4969" calcext:value-type="float">
            <text:p>19,4969</text:p>
          </table:table-cell>
          <table:table-cell office:value-type="float" office:value="46.469" calcext:value-type="float">
            <text:p>46,469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percentage" office:value="0.75" calcext:value-type="percentage">
            <text:p>75,00%</text:p>
          </table:table-cell>
          <table:table-cell office:value-type="float" office:value="0.223627" calcext:value-type="float">
            <text:p>0,223627</text:p>
          </table:table-cell>
          <table:table-cell office:value-type="float" office:value="1.2883" calcext:value-type="float">
            <text:p>1,2883</text:p>
          </table:table-cell>
          <table:table-cell office:value-type="float" office:value="4.14216" calcext:value-type="float">
            <text:p>4,14216</text:p>
          </table:table-cell>
          <table:table-cell office:value-type="float" office:value="18.6196" calcext:value-type="float">
            <text:p>18,6196</text:p>
          </table:table-cell>
          <table:table-cell office:value-type="float" office:value="43.2184" calcext:value-type="float">
            <text:p>43,2184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percentage" office:value="0.95" calcext:value-type="percentage">
            <text:p>95,00%</text:p>
          </table:table-cell>
          <table:table-cell office:value-type="float" office:value="0.212942" calcext:value-type="float">
            <text:p>0,212942</text:p>
          </table:table-cell>
          <table:table-cell office:value-type="float" office:value="1.21507" calcext:value-type="float">
            <text:p>1,21507</text:p>
          </table:table-cell>
          <table:table-cell office:value-type="float" office:value="3.23068" calcext:value-type="float">
            <text:p>3,23068</text:p>
          </table:table-cell>
          <table:table-cell office:value-type="float" office:value="16.123" calcext:value-type="float">
            <text:p>16,123</text:p>
          </table:table-cell>
          <table:table-cell office:value-type="float" office:value="36.9666" calcext:value-type="float">
            <text:p>36,9666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percentage" office:value="0.99" calcext:value-type="percentage">
            <text:p>99,00%</text:p>
          </table:table-cell>
          <table:table-cell office:value-type="float" office:value="0.209847" calcext:value-type="float">
            <text:p>0,209847</text:p>
          </table:table-cell>
          <table:table-cell office:value-type="float" office:value="1.19428" calcext:value-type="float">
            <text:p>1,19428</text:p>
          </table:table-cell>
          <table:table-cell office:value-type="float" office:value="2.90523" calcext:value-type="float">
            <text:p>2,90523</text:p>
          </table:table-cell>
          <table:table-cell office:value-type="float" office:value="15.6626" calcext:value-type="float">
            <text:p>15,6626</text:p>
          </table:table-cell>
          <table:table-cell office:value-type="float" office:value="35.2883" calcext:value-type="float">
            <text:p>35,2883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percentage" office:value="0.997" calcext:value-type="percentage">
            <text:p>99,70%</text:p>
          </table:table-cell>
          <table:table-cell office:value-type="float" office:value="0.211313" calcext:value-type="float">
            <text:p>0,211313</text:p>
          </table:table-cell>
          <table:table-cell office:value-type="float" office:value="1.1879" calcext:value-type="float">
            <text:p>1,1879</text:p>
          </table:table-cell>
          <table:table-cell office:value-type="float" office:value="2.78115" calcext:value-type="float">
            <text:p>2,78115</text:p>
          </table:table-cell>
          <table:table-cell office:value-type="float" office:value="16.6974" calcext:value-type="float">
            <text:p>16,6974</text:p>
          </table:table-cell>
          <table:table-cell office:value-type="float" office:value="34.7996" calcext:value-type="float">
            <text:p>34,799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lejące</text:p>
          </table:table-cell>
          <table:table-cell office:value-type="float" office:value="0.205193" calcext:value-type="float">
            <text:p>0,205193</text:p>
          </table:table-cell>
          <table:table-cell office:value-type="float" office:value="1.16228" calcext:value-type="float">
            <text:p>1,16228</text:p>
          </table:table-cell>
          <table:table-cell office:value-type="float" office:value="2.67128" calcext:value-type="float">
            <text:p>2,67128</text:p>
          </table:table-cell>
          <table:table-cell office:value-type="float" office:value="15.9076" calcext:value-type="float">
            <text:p>15,9076</text:p>
          </table:table-cell>
          <table:table-cell office:value-type="float" office:value="34.0123" calcext:value-type="float">
            <text:p>34,012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01:13:13.952338601</meta:creation-date>
    <dc:date>2018-04-24T04:09:46.097480396</dc:date>
    <meta:editing-duration>PT1H41M17S</meta:editing-duration>
    <meta:editing-cycles>3</meta:editing-cycles>
    <meta:generator>LibreOffice/5.4.5.1$Linux_X86_64 LibreOffice_project/40m0$Build-1</meta:generator>
    <meta:document-statistic meta:table-count="2" meta:cell-count="25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cm" chart:symbol-height="0cm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cm" chart:symbol-height="0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cm" chart:symbol-height="0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cm" chart:symbol-height="0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cm" chart:symbol-height="0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cm" chart:symbol-height="0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cm" chart:symbol-height="0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cm" chart:symbol-height="0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38cm" svg:y="2.434cm" style:legend-expansion="high" chart:style-name="ch2"/>
        <chart:plot-area chart:style-name="ch3" table:cell-range-address="Sheet1.D3:Sheet1.G11 Sheet1.C5:Sheet1.C11" chart:data-source-has-labels="row" svg:x="0.32cm" svg:y="0.18cm" svg:width="12.598cm" svg:height="8.64cm">
          <chartooo:coordinate-region svg:x="0.762cm" svg:y="0.382cm" svg:width="11.678cm" svg:height="7.785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4:Sheet1.G4" loext:label-string="losowe" chart:class="chart:scatter">
            <chart:domain table:cell-range-address="Sheet1.D3:Sheet1.G3"/>
            <chart:data-point chart:repeated="4"/>
          </chart:series>
          <chart:series chart:style-name="ch7" chart:values-cell-range-address="Sheet1.D5:Sheet1.G5" chart:label-cell-address="Sheet1.C5:Sheet1.C5" chart:class="chart:scatter">
            <chart:data-point chart:repeated="4"/>
          </chart:series>
          <chart:series chart:style-name="ch8" chart:values-cell-range-address="Sheet1.D6:Sheet1.G6" chart:label-cell-address="Sheet1.C6:Sheet1.C6" chart:class="chart:scatter">
            <chart:data-point chart:repeated="4"/>
          </chart:series>
          <chart:series chart:style-name="ch9" chart:values-cell-range-address="Sheet1.D7:Sheet1.G7" chart:label-cell-address="Sheet1.C7:Sheet1.C7" chart:class="chart:scatter">
            <chart:data-point chart:repeated="4"/>
          </chart:series>
          <chart:series chart:style-name="ch10" chart:values-cell-range-address="Sheet1.D8:Sheet1.G8" chart:label-cell-address="Sheet1.C8:Sheet1.C8" chart:class="chart:scatter">
            <chart:data-point chart:repeated="4"/>
          </chart:series>
          <chart:series chart:style-name="ch11" chart:values-cell-range-address="Sheet1.D9:Sheet1.G9" chart:label-cell-address="Sheet1.C9:Sheet1.C9" chart:class="chart:scatter">
            <chart:data-point chart:repeated="4"/>
          </chart:series>
          <chart:series chart:style-name="ch12" chart:values-cell-range-address="Sheet1.D10:Sheet1.G10" chart:label-cell-address="Sheet1.C10:Sheet1.C10" chart:class="chart:scatter">
            <chart:data-point chart:repeated="4"/>
          </chart:series>
          <chart:series chart:style-name="ch13" chart:values-cell-range-address="Sheet1.D11:Sheet1.G11" chart:label-cell-address="Sheet1.C11:Sheet1.C11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ersz 3</text:p>
              </table:table-cell>
              <table:table-cell office:value-type="string">
                <text:p>losowe</text:p>
              </table:table-cell>
              <table:table-cell office:value-type="string">
                <text:p>25,00%</text:p>
                <draw:g>
                  <svg:desc>Sheet1.C5:Sheet1.C5</svg:desc>
                </draw:g>
              </table:table-cell>
              <table:table-cell office:value-type="string">
                <text:p>50,00%</text:p>
                <draw:g>
                  <svg:desc>Sheet1.C6:Sheet1.C6</svg:desc>
                </draw:g>
              </table:table-cell>
              <table:table-cell office:value-type="string">
                <text:p>75,00%</text:p>
                <draw:g>
                  <svg:desc>Sheet1.C7:Sheet1.C7</svg:desc>
                </draw:g>
              </table:table-cell>
              <table:table-cell office:value-type="string">
                <text:p>95,00%</text:p>
                <draw:g>
                  <svg:desc>Sheet1.C8:Sheet1.C8</svg:desc>
                </draw:g>
              </table:table-cell>
              <table:table-cell office:value-type="string">
                <text:p>99,00%</text:p>
                <draw:g>
                  <svg:desc>Sheet1.C9:Sheet1.C9</svg:desc>
                </draw:g>
              </table:table-cell>
              <table:table-cell office:value-type="string">
                <text:p>99,70%</text:p>
                <draw:g>
                  <svg:desc>Sheet1.C10:Sheet1.C10</svg:desc>
                </draw:g>
              </table:table-cell>
              <table:table-cell office:value-type="string">
                <text:p>malejące</text:p>
                <draw:g>
                  <svg:desc>Sheet1.C11:Sheet1.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D3:Sheet1.G3</svg:desc>
                </draw:g>
              </table:table-cell>
              <table:table-cell office:value-type="float" office:value="0.224222">
                <text:p>0.224222</text:p>
                <draw:g>
                  <svg:desc>Sheet1.D4:Sheet1.G4</svg:desc>
                </draw:g>
              </table:table-cell>
              <table:table-cell office:value-type="float" office:value="0.205985">
                <text:p>0.205985</text:p>
                <draw:g>
                  <svg:desc>Sheet1.D5:Sheet1.G5</svg:desc>
                </draw:g>
              </table:table-cell>
              <table:table-cell office:value-type="float" office:value="0.187367">
                <text:p>0.187367</text:p>
                <draw:g>
                  <svg:desc>Sheet1.D6:Sheet1.G6</svg:desc>
                </draw:g>
              </table:table-cell>
              <table:table-cell office:value-type="float" office:value="0.164501">
                <text:p>0.164501</text:p>
                <draw:g>
                  <svg:desc>Sheet1.D7:Sheet1.G7</svg:desc>
                </draw:g>
              </table:table-cell>
              <table:table-cell office:value-type="float" office:value="0.146435">
                <text:p>0.146435</text:p>
                <draw:g>
                  <svg:desc>Sheet1.D8:Sheet1.G8</svg:desc>
                </draw:g>
              </table:table-cell>
              <table:table-cell office:value-type="float" office:value="0.144868">
                <text:p>0.144868</text:p>
                <draw:g>
                  <svg:desc>Sheet1.D9:Sheet1.G9</svg:desc>
                </draw:g>
              </table:table-cell>
              <table:table-cell office:value-type="float" office:value="0.143703">
                <text:p>0.143703</text:p>
                <draw:g>
                  <svg:desc>Sheet1.D10:Sheet1.G10</svg:desc>
                </draw:g>
              </table:table-cell>
              <table:table-cell office:value-type="float" office:value="0.145637">
                <text:p>0.145637</text:p>
                <draw:g>
                  <svg:desc>Sheet1.D11:Sheet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26845">
                <text:p>1.26845</text:p>
              </table:table-cell>
              <table:table-cell office:value-type="float" office:value="1.16839">
                <text:p>1.16839</text:p>
              </table:table-cell>
              <table:table-cell office:value-type="float" office:value="1.04831">
                <text:p>1.04831</text:p>
              </table:table-cell>
              <table:table-cell office:value-type="float" office:value="0.917256">
                <text:p>0.917256</text:p>
              </table:table-cell>
              <table:table-cell office:value-type="float" office:value="0.820067">
                <text:p>0.820067</text:p>
              </table:table-cell>
              <table:table-cell office:value-type="float" office:value="0.802234">
                <text:p>0.802234</text:p>
              </table:table-cell>
              <table:table-cell office:value-type="float" office:value="0.797872">
                <text:p>0.797872</text:p>
              </table:table-cell>
              <table:table-cell office:value-type="float" office:value="0.804123">
                <text:p>0.8041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.70751">
                <text:p>2.70751</text:p>
              </table:table-cell>
              <table:table-cell office:value-type="float" office:value="2.56251">
                <text:p>2.56251</text:p>
              </table:table-cell>
              <table:table-cell office:value-type="float" office:value="2.22206">
                <text:p>2.22206</text:p>
              </table:table-cell>
              <table:table-cell office:value-type="float" office:value="1.95288">
                <text:p>1.95288</text:p>
              </table:table-cell>
              <table:table-cell office:value-type="float" office:value="1.73595">
                <text:p>1.73595</text:p>
              </table:table-cell>
              <table:table-cell office:value-type="float" office:value="1.73108">
                <text:p>1.73108</text:p>
              </table:table-cell>
              <table:table-cell office:value-type="float" office:value="1.70817">
                <text:p>1.70817</text:p>
              </table:table-cell>
              <table:table-cell office:value-type="float" office:value="1.69096">
                <text:p>1.69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5.3089">
                <text:p>15.3089</text:p>
              </table:table-cell>
              <table:table-cell office:value-type="float" office:value="13.8294">
                <text:p>13.8294</text:p>
              </table:table-cell>
              <table:table-cell office:value-type="float" office:value="12.3542">
                <text:p>12.3542</text:p>
              </table:table-cell>
              <table:table-cell office:value-type="float" office:value="10.7868">
                <text:p>10.7868</text:p>
              </table:table-cell>
              <table:table-cell office:value-type="float" office:value="9.55131">
                <text:p>9.55131</text:p>
              </table:table-cell>
              <table:table-cell office:value-type="float" office:value="9.35332">
                <text:p>9.35332</text:p>
              </table:table-cell>
              <table:table-cell office:value-type="float" office:value="9.30013">
                <text:p>9.30013</text:p>
              </table:table-cell>
              <table:table-cell office:value-type="float" office:value="9.25559">
                <text:p>9.255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aximum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cm" chart:symbol-height="0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cm" chart:symbol-height="0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cm" chart:symbol-height="0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cm" chart:symbol-height="0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cm" chart:symbol-height="0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cm" chart:symbol-height="0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cm" chart:symbol-height="0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cm" chart:symbol-height="0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38cm" svg:y="2.434cm" style:legend-expansion="high" chart:style-name="ch2"/>
        <chart:plot-area chart:style-name="ch3" table:cell-range-address="Sheet1.D17:Sheet1.H25 Sheet1.C18:Sheet1.C25" chart:data-source-has-labels="column" svg:x="0.32cm" svg:y="0.18cm" svg:width="12.598cm" svg:height="8.64cm">
          <chartooo:coordinate-region svg:x="0.952cm" svg:y="0.382cm" svg:width="11.583cm" svg:height="7.78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D18:Sheet1.H18" chart:label-cell-address="Sheet1.C18:Sheet1.C18" chart:class="chart:scatter">
            <chart:domain table:cell-range-address="Sheet1.D17:Sheet1.H17"/>
            <chart:data-point chart:repeated="5"/>
          </chart:series>
          <chart:series chart:style-name="ch8" chart:values-cell-range-address="Sheet1.D19:Sheet1.H19" chart:label-cell-address="Sheet1.C19:Sheet1.C19" chart:class="chart:scatter">
            <chart:data-point chart:repeated="5"/>
          </chart:series>
          <chart:series chart:style-name="ch9" chart:values-cell-range-address="Sheet1.D20:Sheet1.H20" chart:label-cell-address="Sheet1.C20:Sheet1.C20" chart:class="chart:scatter">
            <chart:data-point chart:repeated="5"/>
          </chart:series>
          <chart:series chart:style-name="ch10" chart:values-cell-range-address="Sheet1.D21:Sheet1.H21" chart:label-cell-address="Sheet1.C21:Sheet1.C21" chart:class="chart:scatter">
            <chart:data-point chart:repeated="5"/>
          </chart:series>
          <chart:series chart:style-name="ch11" chart:values-cell-range-address="Sheet1.D22:Sheet1.H22" chart:label-cell-address="Sheet1.C22:Sheet1.C22" chart:class="chart:scatter">
            <chart:data-point chart:repeated="5"/>
          </chart:series>
          <chart:series chart:style-name="ch12" chart:values-cell-range-address="Sheet1.D23:Sheet1.H23" chart:label-cell-address="Sheet1.C23:Sheet1.C23" chart:class="chart:scatter">
            <chart:data-point chart:repeated="5"/>
          </chart:series>
          <chart:series chart:style-name="ch13" chart:values-cell-range-address="Sheet1.D24:Sheet1.H24" chart:label-cell-address="Sheet1.C24:Sheet1.C24" chart:class="chart:scatter">
            <chart:data-point chart:repeated="5"/>
          </chart:series>
          <chart:series chart:style-name="ch14" chart:values-cell-range-address="Sheet1.D25:Sheet1.H25" chart:label-cell-address="Sheet1.C25:Sheet1.C25" chart:class="chart:scatte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Wiersz 17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heet1.D17:Sheet1.H1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losowe</text:p>
                <draw:g>
                  <svg:desc>Sheet1.C18:Sheet1.C18</svg:desc>
                </draw:g>
              </table:table-cell>
              <table:table-cell office:value-type="float" office:value="0.141014">
                <text:p>0.141014</text:p>
                <draw:g>
                  <svg:desc>Sheet1.D18:Sheet1.H18</svg:desc>
                </draw:g>
              </table:table-cell>
              <table:table-cell office:value-type="float" office:value="0.820785">
                <text:p>0.820785</text:p>
              </table:table-cell>
              <table:table-cell office:value-type="float" office:value="1.73751">
                <text:p>1.73751</text:p>
              </table:table-cell>
              <table:table-cell office:value-type="float" office:value="9.87177">
                <text:p>9.87177</text:p>
              </table:table-cell>
              <table:table-cell office:value-type="float" office:value="22.909">
                <text:p>22.909</text:p>
              </table:table-cell>
            </table:table-row>
            <table:table-row>
              <table:table-cell office:value-type="string">
                <text:p>25,00%</text:p>
                <draw:g>
                  <svg:desc>Sheet1.C19:Sheet1.C19</svg:desc>
                </draw:g>
              </table:table-cell>
              <table:table-cell office:value-type="float" office:value="0.136289">
                <text:p>0.136289</text:p>
                <draw:g>
                  <svg:desc>Sheet1.D19:Sheet1.H19</svg:desc>
                </draw:g>
              </table:table-cell>
              <table:table-cell office:value-type="float" office:value="0.798296">
                <text:p>0.798296</text:p>
              </table:table-cell>
              <table:table-cell office:value-type="float" office:value="1.68649">
                <text:p>1.68649</text:p>
              </table:table-cell>
              <table:table-cell office:value-type="float" office:value="9.55614">
                <text:p>9.55614</text:p>
              </table:table-cell>
              <table:table-cell office:value-type="float" office:value="22.124">
                <text:p>22.124</text:p>
              </table:table-cell>
            </table:table-row>
            <table:table-row>
              <table:table-cell office:value-type="string">
                <text:p>50,00%</text:p>
                <draw:g>
                  <svg:desc>Sheet1.C20:Sheet1.C20</svg:desc>
                </draw:g>
              </table:table-cell>
              <table:table-cell office:value-type="float" office:value="0.127149">
                <text:p>0.127149</text:p>
                <draw:g>
                  <svg:desc>Sheet1.D20:Sheet1.H20</svg:desc>
                </draw:g>
              </table:table-cell>
              <table:table-cell office:value-type="float" office:value="0.737968">
                <text:p>0.737968</text:p>
              </table:table-cell>
              <table:table-cell office:value-type="float" office:value="1.56428">
                <text:p>1.56428</text:p>
              </table:table-cell>
              <table:table-cell office:value-type="float" office:value="8.83199">
                <text:p>8.83199</text:p>
              </table:table-cell>
              <table:table-cell office:value-type="float" office:value="19.4206">
                <text:p>19.4206</text:p>
              </table:table-cell>
            </table:table-row>
            <table:table-row>
              <table:table-cell office:value-type="string">
                <text:p>75,00%</text:p>
                <draw:g>
                  <svg:desc>Sheet1.C21:Sheet1.C21</svg:desc>
                </draw:g>
              </table:table-cell>
              <table:table-cell office:value-type="float" office:value="0.114655">
                <text:p>0.114655</text:p>
                <draw:g>
                  <svg:desc>Sheet1.D21:Sheet1.H21</svg:desc>
                </draw:g>
              </table:table-cell>
              <table:table-cell office:value-type="float" office:value="0.652185">
                <text:p>0.652185</text:p>
              </table:table-cell>
              <table:table-cell office:value-type="float" office:value="1.36885">
                <text:p>1.36885</text:p>
              </table:table-cell>
              <table:table-cell office:value-type="float" office:value="7.74386">
                <text:p>7.74386</text:p>
              </table:table-cell>
              <table:table-cell office:value-type="float" office:value="17.0114">
                <text:p>17.0114</text:p>
              </table:table-cell>
            </table:table-row>
            <table:table-row>
              <table:table-cell office:value-type="string">
                <text:p>95,00%</text:p>
                <draw:g>
                  <svg:desc>Sheet1.C22:Sheet1.C22</svg:desc>
                </draw:g>
              </table:table-cell>
              <table:table-cell office:value-type="float" office:value="0.09407">
                <text:p>0.09407</text:p>
                <draw:g>
                  <svg:desc>Sheet1.D22:Sheet1.H22</svg:desc>
                </draw:g>
              </table:table-cell>
              <table:table-cell office:value-type="float" office:value="0.541041">
                <text:p>0.541041</text:p>
              </table:table-cell>
              <table:table-cell office:value-type="float" office:value="1.14969">
                <text:p>1.14969</text:p>
              </table:table-cell>
              <table:table-cell office:value-type="float" office:value="6.43239">
                <text:p>6.43239</text:p>
              </table:table-cell>
              <table:table-cell office:value-type="float" office:value="15.0742">
                <text:p>15.0742</text:p>
              </table:table-cell>
            </table:table-row>
            <table:table-row>
              <table:table-cell office:value-type="string">
                <text:p>99,00%</text:p>
                <draw:g>
                  <svg:desc>Sheet1.C23:Sheet1.C23</svg:desc>
                </draw:g>
              </table:table-cell>
              <table:table-cell office:value-type="float" office:value="0.091396">
                <text:p>0.091396</text:p>
                <draw:g>
                  <svg:desc>Sheet1.D23:Sheet1.H23</svg:desc>
                </draw:g>
              </table:table-cell>
              <table:table-cell office:value-type="float" office:value="0.521881">
                <text:p>0.521881</text:p>
              </table:table-cell>
              <table:table-cell office:value-type="float" office:value="1.08164">
                <text:p>1.08164</text:p>
              </table:table-cell>
              <table:table-cell office:value-type="float" office:value="7.03162">
                <text:p>7.03162</text:p>
              </table:table-cell>
              <table:table-cell office:value-type="float" office:value="14.0616">
                <text:p>14.0616</text:p>
              </table:table-cell>
            </table:table-row>
            <table:table-row>
              <table:table-cell office:value-type="string">
                <text:p>99,70%</text:p>
                <draw:g>
                  <svg:desc>Sheet1.C24:Sheet1.C24</svg:desc>
                </draw:g>
              </table:table-cell>
              <table:table-cell office:value-type="float" office:value="0.09232">
                <text:p>0.09232</text:p>
                <draw:g>
                  <svg:desc>Sheet1.D24:Sheet1.H24</svg:desc>
                </draw:g>
              </table:table-cell>
              <table:table-cell office:value-type="float" office:value="0.521637">
                <text:p>0.521637</text:p>
              </table:table-cell>
              <table:table-cell office:value-type="float" office:value="1.08069">
                <text:p>1.08069</text:p>
              </table:table-cell>
              <table:table-cell office:value-type="float" office:value="7.37866">
                <text:p>7.37866</text:p>
              </table:table-cell>
              <table:table-cell office:value-type="float" office:value="14.4531">
                <text:p>14.4531</text:p>
              </table:table-cell>
            </table:table-row>
            <table:table-row>
              <table:table-cell office:value-type="string">
                <text:p>malejące</text:p>
                <draw:g>
                  <svg:desc>Sheet1.C25:Sheet1.C25</svg:desc>
                </draw:g>
              </table:table-cell>
              <table:table-cell office:value-type="float" office:value="0.094945">
                <text:p>0.094945</text:p>
                <draw:g>
                  <svg:desc>Sheet1.D25:Sheet1.H25</svg:desc>
                </draw:g>
              </table:table-cell>
              <table:table-cell office:value-type="float" office:value="0.528774">
                <text:p>0.528774</text:p>
              </table:table-cell>
              <table:table-cell office:value-type="float" office:value="1.12296">
                <text:p>1.12296</text:p>
              </table:table-cell>
              <table:table-cell office:value-type="float" office:value="7.45398">
                <text:p>7.45398</text:p>
              </table:table-cell>
              <table:table-cell office:value-type="float" office:value="14.7445">
                <text:p>14.74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38cm" svg:y="2.434cm" style:legend-expansion="high" chart:style-name="ch2"/>
        <chart:plot-area chart:style-name="ch3" table:cell-range-address="Sheet1.D17:Sheet1.H25 Sheet1.C18:Sheet1.C25" chart:data-source-has-labels="column" svg:x="0.32cm" svg:y="0.18cm" svg:width="12.598cm" svg:height="8.64cm">
          <chartooo:coordinate-region svg:x="0.952cm" svg:y="0.382cm" svg:width="11.583cm" svg:height="7.78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D18:Sheet1.H18" chart:label-cell-address="Sheet1.C18:Sheet1.C18" chart:class="chart:scatter">
            <chart:domain table:cell-range-address="Sheet1.D17:Sheet1.H17"/>
            <chart:data-point chart:repeated="5"/>
          </chart:series>
          <chart:series chart:style-name="ch8" chart:values-cell-range-address="Sheet1.D19:Sheet1.H19" chart:label-cell-address="Sheet1.C19:Sheet1.C19" chart:class="chart:scatter">
            <chart:data-point chart:repeated="5"/>
          </chart:series>
          <chart:series chart:style-name="ch9" chart:values-cell-range-address="Sheet1.D20:Sheet1.H20" chart:label-cell-address="Sheet1.C20:Sheet1.C20" chart:class="chart:scatter">
            <chart:data-point chart:repeated="5"/>
          </chart:series>
          <chart:series chart:style-name="ch10" chart:values-cell-range-address="Sheet1.D21:Sheet1.H21" chart:label-cell-address="Sheet1.C21:Sheet1.C21" chart:class="chart:scatter">
            <chart:data-point chart:repeated="5"/>
          </chart:series>
          <chart:series chart:style-name="ch11" chart:values-cell-range-address="Sheet1.D22:Sheet1.H22" chart:label-cell-address="Sheet1.C22:Sheet1.C22" chart:class="chart:scatter">
            <chart:data-point chart:repeated="5"/>
          </chart:series>
          <chart:series chart:style-name="ch12" chart:values-cell-range-address="Sheet1.D23:Sheet1.H23" chart:label-cell-address="Sheet1.C23:Sheet1.C23" chart:class="chart:scatter">
            <chart:data-point chart:repeated="5"/>
          </chart:series>
          <chart:series chart:style-name="ch13" chart:values-cell-range-address="Sheet1.D24:Sheet1.H24" chart:label-cell-address="Sheet1.C24:Sheet1.C24" chart:class="chart:scatter">
            <chart:data-point chart:repeated="5"/>
          </chart:series>
          <chart:series chart:style-name="ch14" chart:values-cell-range-address="Sheet1.D25:Sheet1.H25" chart:label-cell-address="Sheet1.C25:Sheet1.C25" chart:class="chart:scatte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Wiersz 17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heet1.D17:Sheet1.H1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losowe</text:p>
                <draw:g>
                  <svg:desc>Sheet1.C18:Sheet1.C18</svg:desc>
                </draw:g>
              </table:table-cell>
              <table:table-cell office:value-type="float" office:value="0.141014">
                <text:p>0.141014</text:p>
                <draw:g>
                  <svg:desc>Sheet1.D18:Sheet1.H18</svg:desc>
                </draw:g>
              </table:table-cell>
              <table:table-cell office:value-type="float" office:value="0.820785">
                <text:p>0.820785</text:p>
              </table:table-cell>
              <table:table-cell office:value-type="float" office:value="1.73751">
                <text:p>1.73751</text:p>
              </table:table-cell>
              <table:table-cell office:value-type="float" office:value="9.87177">
                <text:p>9.87177</text:p>
              </table:table-cell>
              <table:table-cell office:value-type="float" office:value="22.909">
                <text:p>22.909</text:p>
              </table:table-cell>
            </table:table-row>
            <table:table-row>
              <table:table-cell office:value-type="string">
                <text:p>25,00%</text:p>
                <draw:g>
                  <svg:desc>Sheet1.C19:Sheet1.C19</svg:desc>
                </draw:g>
              </table:table-cell>
              <table:table-cell office:value-type="float" office:value="0.136289">
                <text:p>0.136289</text:p>
                <draw:g>
                  <svg:desc>Sheet1.D19:Sheet1.H19</svg:desc>
                </draw:g>
              </table:table-cell>
              <table:table-cell office:value-type="float" office:value="0.798296">
                <text:p>0.798296</text:p>
              </table:table-cell>
              <table:table-cell office:value-type="float" office:value="1.68649">
                <text:p>1.68649</text:p>
              </table:table-cell>
              <table:table-cell office:value-type="float" office:value="9.55614">
                <text:p>9.55614</text:p>
              </table:table-cell>
              <table:table-cell office:value-type="float" office:value="22.124">
                <text:p>22.124</text:p>
              </table:table-cell>
            </table:table-row>
            <table:table-row>
              <table:table-cell office:value-type="string">
                <text:p>50,00%</text:p>
                <draw:g>
                  <svg:desc>Sheet1.C20:Sheet1.C20</svg:desc>
                </draw:g>
              </table:table-cell>
              <table:table-cell office:value-type="float" office:value="0.127149">
                <text:p>0.127149</text:p>
                <draw:g>
                  <svg:desc>Sheet1.D20:Sheet1.H20</svg:desc>
                </draw:g>
              </table:table-cell>
              <table:table-cell office:value-type="float" office:value="0.737968">
                <text:p>0.737968</text:p>
              </table:table-cell>
              <table:table-cell office:value-type="float" office:value="1.56428">
                <text:p>1.56428</text:p>
              </table:table-cell>
              <table:table-cell office:value-type="float" office:value="8.83199">
                <text:p>8.83199</text:p>
              </table:table-cell>
              <table:table-cell office:value-type="float" office:value="19.4206">
                <text:p>19.4206</text:p>
              </table:table-cell>
            </table:table-row>
            <table:table-row>
              <table:table-cell office:value-type="string">
                <text:p>75,00%</text:p>
                <draw:g>
                  <svg:desc>Sheet1.C21:Sheet1.C21</svg:desc>
                </draw:g>
              </table:table-cell>
              <table:table-cell office:value-type="float" office:value="0.114655">
                <text:p>0.114655</text:p>
                <draw:g>
                  <svg:desc>Sheet1.D21:Sheet1.H21</svg:desc>
                </draw:g>
              </table:table-cell>
              <table:table-cell office:value-type="float" office:value="0.652185">
                <text:p>0.652185</text:p>
              </table:table-cell>
              <table:table-cell office:value-type="float" office:value="1.36885">
                <text:p>1.36885</text:p>
              </table:table-cell>
              <table:table-cell office:value-type="float" office:value="7.74386">
                <text:p>7.74386</text:p>
              </table:table-cell>
              <table:table-cell office:value-type="float" office:value="17.0114">
                <text:p>17.0114</text:p>
              </table:table-cell>
            </table:table-row>
            <table:table-row>
              <table:table-cell office:value-type="string">
                <text:p>95,00%</text:p>
                <draw:g>
                  <svg:desc>Sheet1.C22:Sheet1.C22</svg:desc>
                </draw:g>
              </table:table-cell>
              <table:table-cell office:value-type="float" office:value="0.09407">
                <text:p>0.09407</text:p>
                <draw:g>
                  <svg:desc>Sheet1.D22:Sheet1.H22</svg:desc>
                </draw:g>
              </table:table-cell>
              <table:table-cell office:value-type="float" office:value="0.541041">
                <text:p>0.541041</text:p>
              </table:table-cell>
              <table:table-cell office:value-type="float" office:value="1.14969">
                <text:p>1.14969</text:p>
              </table:table-cell>
              <table:table-cell office:value-type="float" office:value="6.43239">
                <text:p>6.43239</text:p>
              </table:table-cell>
              <table:table-cell office:value-type="float" office:value="15.0742">
                <text:p>15.0742</text:p>
              </table:table-cell>
            </table:table-row>
            <table:table-row>
              <table:table-cell office:value-type="string">
                <text:p>99,00%</text:p>
                <draw:g>
                  <svg:desc>Sheet1.C23:Sheet1.C23</svg:desc>
                </draw:g>
              </table:table-cell>
              <table:table-cell office:value-type="float" office:value="0.091396">
                <text:p>0.091396</text:p>
                <draw:g>
                  <svg:desc>Sheet1.D23:Sheet1.H23</svg:desc>
                </draw:g>
              </table:table-cell>
              <table:table-cell office:value-type="float" office:value="0.521881">
                <text:p>0.521881</text:p>
              </table:table-cell>
              <table:table-cell office:value-type="float" office:value="1.08164">
                <text:p>1.08164</text:p>
              </table:table-cell>
              <table:table-cell office:value-type="float" office:value="7.03162">
                <text:p>7.03162</text:p>
              </table:table-cell>
              <table:table-cell office:value-type="float" office:value="14.0616">
                <text:p>14.0616</text:p>
              </table:table-cell>
            </table:table-row>
            <table:table-row>
              <table:table-cell office:value-type="string">
                <text:p>99,70%</text:p>
                <draw:g>
                  <svg:desc>Sheet1.C24:Sheet1.C24</svg:desc>
                </draw:g>
              </table:table-cell>
              <table:table-cell office:value-type="float" office:value="0.09232">
                <text:p>0.09232</text:p>
                <draw:g>
                  <svg:desc>Sheet1.D24:Sheet1.H24</svg:desc>
                </draw:g>
              </table:table-cell>
              <table:table-cell office:value-type="float" office:value="0.521637">
                <text:p>0.521637</text:p>
              </table:table-cell>
              <table:table-cell office:value-type="float" office:value="1.08069">
                <text:p>1.08069</text:p>
              </table:table-cell>
              <table:table-cell office:value-type="float" office:value="7.37866">
                <text:p>7.37866</text:p>
              </table:table-cell>
              <table:table-cell office:value-type="float" office:value="14.4531">
                <text:p>14.4531</text:p>
              </table:table-cell>
            </table:table-row>
            <table:table-row>
              <table:table-cell office:value-type="string">
                <text:p>malejące</text:p>
                <draw:g>
                  <svg:desc>Sheet1.C25:Sheet1.C25</svg:desc>
                </draw:g>
              </table:table-cell>
              <table:table-cell office:value-type="float" office:value="0.094945">
                <text:p>0.094945</text:p>
                <draw:g>
                  <svg:desc>Sheet1.D25:Sheet1.H25</svg:desc>
                </draw:g>
              </table:table-cell>
              <table:table-cell office:value-type="float" office:value="0.528774">
                <text:p>0.528774</text:p>
              </table:table-cell>
              <table:table-cell office:value-type="float" office:value="1.12296">
                <text:p>1.12296</text:p>
              </table:table-cell>
              <table:table-cell office:value-type="float" office:value="7.45398">
                <text:p>7.45398</text:p>
              </table:table-cell>
              <table:table-cell office:value-type="float" office:value="14.7445">
                <text:p>14.74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aximum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cm" chart:symbol-height="0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cm" chart:symbol-height="0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cm" chart:symbol-height="0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cm" chart:symbol-height="0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cm" chart:symbol-height="0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cm" chart:symbol-height="0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cm" chart:symbol-height="0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cm" chart:symbol-height="0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38cm" svg:y="2.434cm" style:legend-expansion="high" chart:style-name="ch2"/>
        <chart:plot-area chart:style-name="ch3" table:cell-range-address="Sheet1.D30:Sheet1.H38 Sheet1.C31:Sheet1.C38" chart:data-source-has-labels="column" svg:x="1.321cm" svg:y="0.18cm" svg:width="11.597cm" svg:height="7.669cm">
          <chartooo:coordinate-region svg:x="1.953cm" svg:y="0.382cm" svg:width="10.582cm" svg:height="6.814cm"/>
          <chart:axis chart:dimension="x" chart:name="primary-x" chart:style-name="ch4">
            <chart:title svg:x="6.056cm" svg:y="8.029cm" chart:style-name="ch5">
              <text:p>wielkość tablic</text:p>
            </chart:title>
            <chart:grid chart:style-name="ch6" chart:class="major"/>
          </chart:axis>
          <chart:axis chart:dimension="y" chart:name="primary-y" chart:style-name="ch7">
            <chart:title svg:x="0.451cm" svg:y="4.579cm" chart:style-name="ch8">
              <text:p>czas[s]</text:p>
            </chart:title>
            <chart:grid chart:style-name="ch6" chart:class="major"/>
          </chart:axis>
          <chart:series chart:style-name="ch9" chart:values-cell-range-address="Sheet1.D31:Sheet1.H31" chart:label-cell-address="Sheet1.C31:Sheet1.C31" chart:class="chart:scatter">
            <chart:domain table:cell-range-address="Sheet1.D30:Sheet1.H30"/>
            <chart:data-point chart:repeated="5"/>
          </chart:series>
          <chart:series chart:style-name="ch10" chart:values-cell-range-address="Sheet1.D32:Sheet1.H32" chart:label-cell-address="Sheet1.C32:Sheet1.C32" chart:class="chart:scatter">
            <chart:data-point chart:repeated="5"/>
          </chart:series>
          <chart:series chart:style-name="ch11" chart:values-cell-range-address="Sheet1.D33:Sheet1.H33" chart:label-cell-address="Sheet1.C33:Sheet1.C33" chart:class="chart:scatter">
            <chart:data-point chart:repeated="5"/>
          </chart:series>
          <chart:series chart:style-name="ch12" chart:values-cell-range-address="Sheet1.D34:Sheet1.H34" chart:label-cell-address="Sheet1.C34:Sheet1.C34" chart:class="chart:scatter">
            <chart:data-point chart:repeated="5"/>
          </chart:series>
          <chart:series chart:style-name="ch13" chart:values-cell-range-address="Sheet1.D35:Sheet1.H35" chart:label-cell-address="Sheet1.C35:Sheet1.C35" chart:class="chart:scatter">
            <chart:data-point chart:repeated="5"/>
          </chart:series>
          <chart:series chart:style-name="ch14" chart:values-cell-range-address="Sheet1.D36:Sheet1.H36" chart:label-cell-address="Sheet1.C36:Sheet1.C36" chart:class="chart:scatter">
            <chart:data-point chart:repeated="5"/>
          </chart:series>
          <chart:series chart:style-name="ch15" chart:values-cell-range-address="Sheet1.D37:Sheet1.H37" chart:label-cell-address="Sheet1.C37:Sheet1.C37" chart:class="chart:scatter">
            <chart:data-point chart:repeated="5"/>
          </chart:series>
          <chart:series chart:style-name="ch16" chart:values-cell-range-address="Sheet1.D38:Sheet1.H38" chart:label-cell-address="Sheet1.C38:Sheet1.C38" chart:class="chart:scatte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Wiersz 30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heet1.D30:Sheet1.H30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losowe</text:p>
                <draw:g>
                  <svg:desc>Sheet1.C31:Sheet1.C31</svg:desc>
                </draw:g>
              </table:table-cell>
              <table:table-cell office:value-type="float" office:value="0.253686">
                <text:p>0.253686</text:p>
                <draw:g>
                  <svg:desc>Sheet1.D31:Sheet1.H31</svg:desc>
                </draw:g>
              </table:table-cell>
              <table:table-cell office:value-type="float" office:value="1.49376">
                <text:p>1.49376</text:p>
              </table:table-cell>
              <table:table-cell office:value-type="float" office:value="3.29174">
                <text:p>3.29174</text:p>
              </table:table-cell>
              <table:table-cell office:value-type="float" office:value="22.8722">
                <text:p>22.8722</text:p>
              </table:table-cell>
              <table:table-cell office:value-type="float" office:value="55.2764">
                <text:p>55.2764</text:p>
              </table:table-cell>
            </table:table-row>
            <table:table-row>
              <table:table-cell office:value-type="string">
                <text:p>25,00%</text:p>
                <draw:g>
                  <svg:desc>Sheet1.C32:Sheet1.C32</svg:desc>
                </draw:g>
              </table:table-cell>
              <table:table-cell office:value-type="float" office:value="0.24621">
                <text:p>0.24621</text:p>
                <draw:g>
                  <svg:desc>Sheet1.D32:Sheet1.H32</svg:desc>
                </draw:g>
              </table:table-cell>
              <table:table-cell office:value-type="float" office:value="1.44553">
                <text:p>1.44553</text:p>
              </table:table-cell>
              <table:table-cell office:value-type="float" office:value="3.41402">
                <text:p>3.41402</text:p>
              </table:table-cell>
              <table:table-cell office:value-type="float" office:value="21.024">
                <text:p>21.024</text:p>
              </table:table-cell>
              <table:table-cell office:value-type="float" office:value="50.4354">
                <text:p>50.4354</text:p>
              </table:table-cell>
            </table:table-row>
            <table:table-row>
              <table:table-cell office:value-type="string">
                <text:p>50,00%</text:p>
                <draw:g>
                  <svg:desc>Sheet1.C33:Sheet1.C33</svg:desc>
                </draw:g>
              </table:table-cell>
              <table:table-cell office:value-type="float" office:value="0.234657">
                <text:p>0.234657</text:p>
                <draw:g>
                  <svg:desc>Sheet1.D33:Sheet1.H33</svg:desc>
                </draw:g>
              </table:table-cell>
              <table:table-cell office:value-type="float" office:value="1.37369">
                <text:p>1.37369</text:p>
              </table:table-cell>
              <table:table-cell office:value-type="float" office:value="3.41538">
                <text:p>3.41538</text:p>
              </table:table-cell>
              <table:table-cell office:value-type="float" office:value="19.4969">
                <text:p>19.4969</text:p>
              </table:table-cell>
              <table:table-cell office:value-type="float" office:value="46.469">
                <text:p>46.469</text:p>
              </table:table-cell>
            </table:table-row>
            <table:table-row>
              <table:table-cell office:value-type="string">
                <text:p>75,00%</text:p>
                <draw:g>
                  <svg:desc>Sheet1.C34:Sheet1.C34</svg:desc>
                </draw:g>
              </table:table-cell>
              <table:table-cell office:value-type="float" office:value="0.223627">
                <text:p>0.223627</text:p>
                <draw:g>
                  <svg:desc>Sheet1.D34:Sheet1.H34</svg:desc>
                </draw:g>
              </table:table-cell>
              <table:table-cell office:value-type="float" office:value="1.2883">
                <text:p>1.2883</text:p>
              </table:table-cell>
              <table:table-cell office:value-type="float" office:value="4.14216">
                <text:p>4.14216</text:p>
              </table:table-cell>
              <table:table-cell office:value-type="float" office:value="18.6196">
                <text:p>18.6196</text:p>
              </table:table-cell>
              <table:table-cell office:value-type="float" office:value="43.2184">
                <text:p>43.2184</text:p>
              </table:table-cell>
            </table:table-row>
            <table:table-row>
              <table:table-cell office:value-type="string">
                <text:p>95,00%</text:p>
                <draw:g>
                  <svg:desc>Sheet1.C35:Sheet1.C35</svg:desc>
                </draw:g>
              </table:table-cell>
              <table:table-cell office:value-type="float" office:value="0.212942">
                <text:p>0.212942</text:p>
                <draw:g>
                  <svg:desc>Sheet1.D35:Sheet1.H35</svg:desc>
                </draw:g>
              </table:table-cell>
              <table:table-cell office:value-type="float" office:value="1.21507">
                <text:p>1.21507</text:p>
              </table:table-cell>
              <table:table-cell office:value-type="float" office:value="3.23068">
                <text:p>3.23068</text:p>
              </table:table-cell>
              <table:table-cell office:value-type="float" office:value="16.123">
                <text:p>16.123</text:p>
              </table:table-cell>
              <table:table-cell office:value-type="float" office:value="36.9666">
                <text:p>36.9666</text:p>
              </table:table-cell>
            </table:table-row>
            <table:table-row>
              <table:table-cell office:value-type="string">
                <text:p>99,00%</text:p>
                <draw:g>
                  <svg:desc>Sheet1.C36:Sheet1.C36</svg:desc>
                </draw:g>
              </table:table-cell>
              <table:table-cell office:value-type="float" office:value="0.209847">
                <text:p>0.209847</text:p>
                <draw:g>
                  <svg:desc>Sheet1.D36:Sheet1.H36</svg:desc>
                </draw:g>
              </table:table-cell>
              <table:table-cell office:value-type="float" office:value="1.19428">
                <text:p>1.19428</text:p>
              </table:table-cell>
              <table:table-cell office:value-type="float" office:value="2.90523">
                <text:p>2.90523</text:p>
              </table:table-cell>
              <table:table-cell office:value-type="float" office:value="15.6626">
                <text:p>15.6626</text:p>
              </table:table-cell>
              <table:table-cell office:value-type="float" office:value="35.2883">
                <text:p>35.2883</text:p>
              </table:table-cell>
            </table:table-row>
            <table:table-row>
              <table:table-cell office:value-type="string">
                <text:p>99,70%</text:p>
                <draw:g>
                  <svg:desc>Sheet1.C37:Sheet1.C37</svg:desc>
                </draw:g>
              </table:table-cell>
              <table:table-cell office:value-type="float" office:value="0.211313">
                <text:p>0.211313</text:p>
                <draw:g>
                  <svg:desc>Sheet1.D37:Sheet1.H37</svg:desc>
                </draw:g>
              </table:table-cell>
              <table:table-cell office:value-type="float" office:value="1.1879">
                <text:p>1.1879</text:p>
              </table:table-cell>
              <table:table-cell office:value-type="float" office:value="2.78115">
                <text:p>2.78115</text:p>
              </table:table-cell>
              <table:table-cell office:value-type="float" office:value="16.6974">
                <text:p>16.6974</text:p>
              </table:table-cell>
              <table:table-cell office:value-type="float" office:value="34.7996">
                <text:p>34.7996</text:p>
              </table:table-cell>
            </table:table-row>
            <table:table-row>
              <table:table-cell office:value-type="string">
                <text:p>malejące</text:p>
                <draw:g>
                  <svg:desc>Sheet1.C38:Sheet1.C38</svg:desc>
                </draw:g>
              </table:table-cell>
              <table:table-cell office:value-type="float" office:value="0.205193">
                <text:p>0.205193</text:p>
                <draw:g>
                  <svg:desc>Sheet1.D38:Sheet1.H38</svg:desc>
                </draw:g>
              </table:table-cell>
              <table:table-cell office:value-type="float" office:value="1.16228">
                <text:p>1.16228</text:p>
              </table:table-cell>
              <table:table-cell office:value-type="float" office:value="2.67128">
                <text:p>2.67128</text:p>
              </table:table-cell>
              <table:table-cell office:value-type="float" office:value="15.9076">
                <text:p>15.9076</text:p>
              </table:table-cell>
              <table:table-cell office:value-type="float" office:value="34.0123">
                <text:p>34.01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aximum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cm" chart:symbol-height="0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cm" chart:symbol-height="0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cm" chart:symbol-height="0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99cm" svg:y="3.694cm" style:legend-expansion="high" chart:style-name="ch2"/>
        <chart:plot-area chart:style-name="ch3" table:cell-range-address="Sheet1.C44:Sheet1.H47" chart:data-source-has-labels="both" svg:x="0.32cm" svg:y="0.18cm" svg:width="12.259cm" svg:height="8.64cm">
          <chartooo:coordinate-region svg:x="0.952cm" svg:y="0.382cm" svg:width="11.244cm" svg:height="7.785cm"/>
          <chart:axis chart:dimension="x" chart:name="primary-x" chart:style-name="ch4" chartooo:axis-type="auto">
            <chart:categories table:cell-range-address="Sheet1.D44:Sheet1.H44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D45:Sheet1.H45" chart:label-cell-address="Sheet1.C45:Sheet1.C45" chart:class="chart:scatter">
            <chart:domain table:cell-range-address="Sheet1.D44:Sheet1.H44"/>
            <chart:data-point chart:repeated="5"/>
          </chart:series>
          <chart:series chart:style-name="ch8" chart:values-cell-range-address="Sheet1.D46:Sheet1.H46" chart:label-cell-address="Sheet1.C46:Sheet1.C46" chart:class="chart:scatter">
            <chart:data-point chart:repeated="5"/>
          </chart:series>
          <chart:series chart:style-name="ch9" chart:values-cell-range-address="Sheet1.D47:Sheet1.H47" chart:label-cell-address="Sheet1.C47:Sheet1.C47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D44:Sheet1.H44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Marge Sort</text:p>
                <draw:g>
                  <svg:desc>Sheet1.C45:Sheet1.C45</svg:desc>
                </draw:g>
              </table:table-cell>
              <table:table-cell office:value-type="float" office:value="0.224222">
                <text:p>0.224222</text:p>
                <draw:g>
                  <svg:desc>Sheet1.D45:Sheet1.H45</svg:desc>
                </draw:g>
              </table:table-cell>
              <table:table-cell office:value-type="float" office:value="1.26845">
                <text:p>1.26845</text:p>
              </table:table-cell>
              <table:table-cell office:value-type="float" office:value="2.70751">
                <text:p>2.70751</text:p>
              </table:table-cell>
              <table:table-cell office:value-type="float" office:value="15.3089">
                <text:p>15.3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ick Sort</text:p>
                <draw:g>
                  <svg:desc>Sheet1.C46:Sheet1.C46</svg:desc>
                </draw:g>
              </table:table-cell>
              <table:table-cell office:value-type="float" office:value="0.141014">
                <text:p>0.141014</text:p>
                <draw:g>
                  <svg:desc>Sheet1.D46:Sheet1.H46</svg:desc>
                </draw:g>
              </table:table-cell>
              <table:table-cell office:value-type="float" office:value="0.820785">
                <text:p>0.820785</text:p>
              </table:table-cell>
              <table:table-cell office:value-type="float" office:value="1.73751">
                <text:p>1.73751</text:p>
              </table:table-cell>
              <table:table-cell office:value-type="float" office:value="9.87177">
                <text:p>9.87177</text:p>
              </table:table-cell>
              <table:table-cell office:value-type="float" office:value="22.909">
                <text:p>22.909</text:p>
              </table:table-cell>
            </table:table-row>
            <table:table-row>
              <table:table-cell office:value-type="string">
                <text:p>Intro Sort</text:p>
                <draw:g>
                  <svg:desc>Sheet1.C47:Sheet1.C47</svg:desc>
                </draw:g>
              </table:table-cell>
              <table:table-cell office:value-type="float" office:value="0.253686">
                <text:p>0.253686</text:p>
                <draw:g>
                  <svg:desc>Sheet1.D47:Sheet1.H47</svg:desc>
                </draw:g>
              </table:table-cell>
              <table:table-cell office:value-type="float" office:value="1.49376">
                <text:p>1.49376</text:p>
              </table:table-cell>
              <table:table-cell office:value-type="float" office:value="3.29174">
                <text:p>3.29174</text:p>
              </table:table-cell>
              <table:table-cell office:value-type="float" office:value="22.8722">
                <text:p>22.8722</text:p>
              </table:table-cell>
              <table:table-cell office:value-type="float" office:value="55.2764">
                <text:p>55.27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